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ilding an application like this is a great way to learn ins and outs of a framework, because we're going to have to deal with databases and also accepting user inputs from forms and saving pictures onto the backend file system, and sending emails, and all kind of different things. So we're really going to learn a lot about the framework by building this.</text:p>
      <text:p text:style-name="Standard"/>
      <text:p text:style-name="Standard">$ python -&gt; python REPL / interpreter</text:p>
      <text:p text:style-name="Standard">import flask -&gt; to check if it's importing</text:p>
      <text:p text:style-name="Standard"/>
      <text:p text:style-name="Standard"/>
      <text:p text:style-name="Standard">Flask is a lightweight <text:span text:style-name="T1">WSGI</text:span> web application framework. It is designed to make getting started quick and easy, with the ability to scale up to complex applications. It began as a simple wrapper around Werkzeug and Jinja and has become one of the most popular Python web application frameworks.</text:p>
      <text:p text:style-name="Standard">Flask offers suggestions, but doesn't enforce any dependencies or project layout. It is up to the developer to choose the tools and libraries they want to use. There are many extensions provided by the community that make adding new functionality easy.</text:p>
      <text:p text:style-name="Standard"/>
      <text:p text:style-name="Standard"/>
      <text:p text:style-name="Standard"/>
      <text:p text:style-name="Standard">We're importing this Flask class and we're creating this 'app' variable and we're setting this to an instance of this Flask class. __name__ is a special variable in python that is just the name of the module.</text:p>
      <text:p text:style-name="Standard">Now, if we ran the script with python directly then __name__ can be equal to __main__and we'll see that in just a second. Basically that is so flask knows where to look for your templates and static files and things like that.</text:p>
      <text:p text:style-name="Standard"/>
      <text:p text:style-name="Standard">So now we have instantiated flask application in this 'app' variable, now we can create our routes. Routes are what we type into our browser to go to different pages. You've seen pages like about or contact pages and in flask we create these using route decorators. Decorators can be a confusing topic, but you don't need to understand how they work in order to use flask. Basically decorators add additional functionality to existing functions and in this case this <text:a xlink:type="simple" xlink:href="mailto:'@app.route" text:style-name="Internet_20_link" text:visited-style-name="Visited_20_Internet_20_Link">'@app.route</text:a>("/")' decorator will handle all of the complicated backend stuff and simply allow us to write a function that returns the information that will be shown on our website for this specific ro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15S</meta:editing-duration>
    <meta:editing-cycles>5</meta:editing-cycles>
    <meta:generator>OpenOffice/4.1.1$Win32 OpenOffice.org_project/411m6$Build-9775</meta:generator>
    <dc:date>2019-11-11T20:08:29.86</dc:date>
    <dc:creator>Mikolaj </dc:creator>
    <meta:document-statistic meta:table-count="0" meta:image-count="0" meta:object-count="0" meta:page-count="1" meta:paragraph-count="8" meta:word-count="361" meta:character-count="2086"/>
    <meta:user-defined meta:name="Info 1"/>
    <meta:user-defined meta:name="Info 2"/>
    <meta:user-defined meta:name="Info 3"/>
    <meta:user-defined meta:name="Info 4"/>
  </office:meta>
</office:document-meta>
</file>